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079f"/>
    </style:style>
    <style:style style:name="T1" style:family="text">
      <style:text-properties officeooo:rsid="001e0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O Sistema Request TI tem por objetivo oferecer ao Usuário uma interface ágil no gerenciamento de incidentes e solicitações de tecnologia da informação. O Sistema deverá manter o cadastro de Cliente, Empresa e Técnico, nos quais os mesmos serão relacionados à abertura de Registro e o Atendimento vinculado ao Tipo de Serviço.</text:span></text:p>
      <text:p text:style-name="P1"><text:span text:style-name="T1"><text:tab/>O Cliente deverá ser cadastrado com os campos matrícula, nome, sobrenome, lotação e <text:s/>localidade. A Empresa contratante deverá ser cadastrada com os campos razão social, nome e localidade e o Técnico responsável deverá ser cadastrado com os campos matrícula, nome, ocupação e especialização. </text:span></text:p>
      <text:p text:style-name="P1"><text:span text:style-name="T1"><text:tab/>Cada Cliente poderá abrir um ou mais registros, porém, estes só poderão ser abertos por Clientes vinculados à alguma empresa contratante do serviço. O registro somente poderá ter um técnico designado e o mesmo vinculado à um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3-09-02T18:47:58</meta:creation-date>
    <dc:date>2013-09-02T19:03:44</dc:date>
    <dc:creator>Patrick </dc:creator>
    <meta:editing-duration>PT26S</meta:editing-duration>
    <meta:editing-cycles>1</meta:editing-cycles>
    <meta:document-statistic meta:table-count="0" meta:image-count="0" meta:object-count="0" meta:page-count="1" meta:paragraph-count="3" meta:word-count="132" meta:character-count="844" meta:non-whitespace-character-count="710"/>
    <meta:generator>LibreOffice/4.0.2.2$Linux_x86 LibreOffice_project/400m0$Build-2</meta:generator>
  </office:meta>
</office:document-meta>
</file>